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automatic-styles>
    <style:style style:name="P1" style:family="paragraph" style:parent-style-name="Standard">
      <style:paragraph-properties fo:line-height="200%"/>
      <style:text-properties style:font-name="Times New Roman" officeooo:rsid="000e7be2" officeooo:paragraph-rsid="000e7be2"/>
    </style:style>
    <style:style style:name="P2" style:family="paragraph" style:parent-style-name="Standard">
      <style:paragraph-properties fo:line-height="200%"/>
      <style:text-properties style:font-name="Times New Roman" officeooo:rsid="00144fe1" officeooo:paragraph-rsid="00144fe1"/>
    </style:style>
    <style:style style:name="P3" style:family="paragraph" style:parent-style-name="Standard">
      <style:paragraph-properties fo:line-height="200%"/>
      <style:text-properties style:font-name="Times New Roman" officeooo:rsid="00158599" officeooo:paragraph-rsid="00158599"/>
    </style:style>
    <style:style style:name="T1" style:family="text">
      <style:text-properties officeooo:rsid="0013bab2"/>
    </style:style>
    <style:style style:name="T2" style:family="text">
      <style:text-properties officeooo:rsid="00144fe1"/>
    </style:style>
    <style:style style:name="T3" style:family="text">
      <style:text-properties fo:font-style="italic" style:font-style-asian="italic" style:font-style-complex="italic"/>
    </style:style>
    <style:style style:name="T4" style:family="text">
      <style:text-properties officeooo:rsid="0015859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span text:style-name="T1">My disgust with the American medical system continues to increase. </text:span><text:span text:style-name="T2">The systematic cruelty that is required for black and AI/AN women to have a 4 to 5 times higher mortality rate than white women do, as reported in the article, is staggering and sad. One of the things that Wanda Irving said that stuck with me the most is that </text:span><text:span text:style-name="T1">“Leaders must be willing to persist until the work is done.” </text:span><text:span text:style-name="T2">This quote highlights to me the widespread and continued failings of our leaders in government to actually follow through with creating significant change in America.</text:span></text:p>
      <text:p text:style-name="P2">2. Characteristics not directly related to health also contribute to this disparity. As humans age, they become more vulnerable to traumatic injury and illness, which can both be caused by childbirth. Marital status <text:span text:style-name="T3">can</text:span> be an indicator of how strong the mother’s support system is. The language the mother speaks can severely impact the quality of communication between the mother and their care team. If there are inadequate translation services, the mother could be unable to communicate vital information.</text:p>
      <text:p text:style-name="P2">3. The experiences of my friends and family are not mine to <text:span text:style-name="T4">share</text:span> <text:span text:style-name="T4">in a semi-public forum. However, the textbook mentions the importance of medical interventions when complications arise before, during, and after childbirth. Not only are black women more likely to experience complications due to societal determinants of health, but they are also less likely to be taken seriously when they express pain and other important indicators of complications due to systematic and personal racism.</text:span></text:p>
      <text:p text:style-name="P3">4. I think that strengthening patient advocacy is a important way of reducing maternal mortality. If mothers had a team of knowledgeable, diverse, committed advocates and a translator would both strengthen communication between the mother and her medical provider and increase accountability on the part of the medical provider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5-04T16:27:31.751273342</meta:creation-date>
    <dc:date>2025-05-04T17:40:17.365557561</dc:date>
    <meta:editing-duration>PT13M19S</meta:editing-duration>
    <meta:editing-cycles>2</meta:editing-cycles>
    <meta:generator>LibreOffice/25.2.3.2$Linux_X86_64 LibreOffice_project/520$Build-2</meta:generator>
    <meta:document-statistic meta:table-count="0" meta:image-count="0" meta:object-count="0" meta:page-count="1" meta:paragraph-count="4" meta:word-count="301" meta:character-count="1884" meta:non-whitespace-character-count="1587"/>
  </office:meta>
</office:document-meta>
</file>